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08cm" fo:min-width="0.938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withoutfill">
      <style:graphic-properties svg:stroke-width="0.102cm" svg:stroke-color="#000000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051cm" svg:stroke-color="#00a933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032cm" svg:height="1.778cm" svg:x="11.422cm" svg:y="1.524cm">
          <text:p text:style-name="P1">Protein</text:p>
          <text:p text:style-name="P1"><text:s/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778cm" svg:x="4.818cm" svg:y="4.572cm">
          <text:p text:style-name="P1">Protein</text:p>
          <text:p text:style-name="P1"><text:s/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778cm" svg:x="13.708cm" svg:y="4.572cm">
          <text:p text:style-name="P1">Protein</text:p>
          <text:p text:style-name="P1"><text:s/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778cm" svg:x="18.28cm" svg:y="4.572cm">
          <text:p text:style-name="P1">Protein</text:p>
          <text:p text:style-name="P1"><text:s/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778cm" svg:x="11.676cm" svg:y="10.414cm">
          <text:p text:style-name="P1">Protein</text:p>
          <text:p text:style-name="P1"><text:s/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778cm" svg:x="9.39cm" svg:y="4.572cm">
          <text:p text:style-name="P1">Protein</text:p>
          <text:p text:style-name="P1"><text:s/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778cm" svg:x="25.392cm" svg:y="7.112cm">
          <text:p text:style-name="P1">Prote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778cm" svg:x="1.77cm" svg:y="7.366cm">
          <text:p text:style-name="P1">Prote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778cm" svg:x="4.818cm" svg:y="7.366cm">
          <text:p text:style-name="P1">Prote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778cm" svg:x="3.04cm" svg:y="10.414cm">
          <text:p text:style-name="P1">Prote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778cm" svg:x="11.93cm" svg:y="7.112cm">
          <text:p text:style-name="P1">Prote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778cm" svg:x="18.788cm" svg:y="7.112cm">
          <text:p text:style-name="P1">Prote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778cm" svg:x="8.12cm" svg:y="7.366cm">
          <text:p text:style-name="P1">Prote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778cm" svg:x="15.232cm" svg:y="7.112cm">
          <text:p text:style-name="P1">Protein</text:p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032cm" svg:height="1.778cm" svg:x="22.09cm" svg:y="7.112cm">
          <text:p text:style-name="P1">Protein</text:p>
          <text:p text:style-name="P1"><text:s/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778cm" svg:x="14.724cm" svg:y="10.414cm">
          <text:p text:style-name="P1">Prote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778cm" svg:x="18.026cm" svg:y="10.414cm">
          <text:p text:style-name="P1">Protein</text:p>
          <text:p text:style-name="P1"><text:s/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778cm" svg:x="22.344cm" svg:y="10.16cm">
          <text:p text:style-name="P1">Prote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778cm" svg:x="25.646cm" svg:y="10.16cm">
          <text:p text:style-name="P1">Prote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778cm" svg:x="11.422cm" svg:y="13.208cm">
          <text:p text:style-name="P1">Prote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2.032cm" svg:height="1.778cm" svg:x="14.724cm" svg:y="13.208cm">
          <text:p text:style-name="P1">Protein</text:p>
          <text:p text:style-name="P1"><text:s/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778cm" svg:x="3.04cm" svg:y="13.208cm">
          <text:p text:style-name="P1">Prote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676cm" svg:y1="3.048cm" svg:x2="10.406cm" svg:y2="4.572cm">
          <text:p/>
        </draw:line>
        <draw:line draw:style-name="gr2" draw:text-style-name="P2" draw:layer="layout" svg:x1="11.422cm" svg:y1="2.54cm" svg:x2="6.596cm" svg:y2="4.826cm">
          <text:p/>
        </draw:line>
        <draw:line draw:style-name="gr3" draw:text-style-name="P2" draw:layer="layout" svg:x1="13.2cm" svg:y1="3.048cm" svg:x2="13.962cm" svg:y2="4.826cm">
          <text:p/>
        </draw:line>
        <draw:line draw:style-name="gr2" draw:text-style-name="P2" draw:layer="layout" svg:x1="13.454cm" svg:y1="2.54cm" svg:x2="18.534cm" svg:y2="4.826cm">
          <text:p/>
        </draw:line>
        <draw:line draw:style-name="gr2" draw:text-style-name="P2" draw:layer="layout" svg:x1="13.962cm" svg:y1="6.096cm" svg:x2="12.946cm" svg:y2="7.112cm">
          <text:p/>
        </draw:line>
        <draw:line draw:style-name="gr3" draw:text-style-name="P2" draw:layer="layout" svg:x1="15.486cm" svg:y1="6.096cm" svg:x2="16.248cm" svg:y2="7.112cm">
          <text:p/>
        </draw:line>
        <draw:line draw:style-name="gr2" draw:text-style-name="P2" draw:layer="layout" svg:x1="12.946cm" svg:y1="8.89cm" svg:x2="12.692cm" svg:y2="10.414cm">
          <text:p/>
        </draw:line>
        <draw:line draw:style-name="gr2" draw:text-style-name="P2" draw:layer="layout" svg:x1="15.494cm" svg:y1="8.636cm" svg:x2="15.494cm" svg:y2="10.414cm">
          <text:p/>
        </draw:line>
        <draw:line draw:style-name="gr3" draw:text-style-name="P2" draw:layer="layout" svg:x1="17.01cm" svg:y1="8.636cm" svg:x2="18.28cm" svg:y2="10.668cm">
          <text:p/>
        </draw:line>
        <draw:line draw:style-name="gr2" draw:text-style-name="P2" draw:layer="layout" svg:x1="4.818cm" svg:y1="5.588cm" svg:x2="2.786cm" svg:y2="7.366cm">
          <text:p/>
        </draw:line>
        <draw:line draw:style-name="gr2" draw:text-style-name="P2" draw:layer="layout" svg:x1="5.834cm" svg:y1="6.35cm" svg:x2="5.834cm" svg:y2="7.366cm">
          <text:p/>
        </draw:line>
        <draw:line draw:style-name="gr2" draw:text-style-name="P2" draw:layer="layout" svg:x1="9.644cm" svg:y1="6.096cm" svg:x2="9.136cm" svg:y2="7.366cm">
          <text:p/>
        </draw:line>
        <draw:line draw:style-name="gr2" draw:text-style-name="P2" draw:layer="layout" svg:x1="2.786cm" svg:y1="9.144cm" svg:x2="3.294cm" svg:y2="10.668cm">
          <text:p/>
        </draw:line>
        <draw:line draw:style-name="gr2" draw:text-style-name="P2" draw:layer="layout" svg:x1="4.056cm" svg:y1="12.192cm" svg:x2="4.056cm" svg:y2="13.208cm">
          <text:p/>
        </draw:line>
        <draw:line draw:style-name="gr2" draw:text-style-name="P2" draw:layer="layout" svg:x1="12.7cm" svg:y1="12.192cm" svg:x2="12.7cm" svg:y2="13.208cm">
          <text:p/>
        </draw:line>
        <draw:connector draw:style-name="gr4" draw:text-style-name="P2" draw:layer="layout" draw:type="curve" svg:x1="16.756cm" svg:y1="14.097cm" svg:x2="22.387cm" svg:y2="8.63cm" draw:start-shape="id1" draw:start-glue-point="10" draw:end-shape="id2" draw:end-glue-point="7" svg:d="M16756 14097c3754 0 5631-1822 5631-5467" svg:viewBox="0 0 5632 5468">
          <text:p/>
        </draw:connector>
        <draw:line draw:style-name="gr3" draw:text-style-name="P2" draw:layer="layout" svg:x1="18.28cm" svg:y1="11.938cm" svg:x2="16.502cm" svg:y2="13.462cm">
          <text:p/>
        </draw:line>
        <draw:line draw:style-name="gr2" draw:text-style-name="P2" draw:layer="layout" svg:x1="19.296cm" svg:y1="6.35cm" svg:x2="19.804cm" svg:y2="7.112cm">
          <text:p/>
        </draw:line>
        <draw:line draw:style-name="gr2" draw:text-style-name="P2" draw:layer="layout" svg:x1="20.058cm" svg:y1="6.096cm" svg:x2="22.344cm" svg:y2="7.366cm">
          <text:p/>
        </draw:line>
        <draw:line draw:style-name="gr2" draw:text-style-name="P2" draw:layer="layout" svg:x1="20.312cm" svg:y1="5.588cm" svg:x2="25.646cm" svg:y2="7.366cm">
          <text:p/>
        </draw:line>
        <draw:line draw:style-name="gr2" draw:text-style-name="P2" draw:layer="layout" svg:x1="23.106cm" svg:y1="8.89cm" svg:x2="23.36cm" svg:y2="10.16cm">
          <text:p/>
        </draw:line>
        <draw:line draw:style-name="gr2" draw:text-style-name="P2" draw:layer="layout" svg:x1="23.868cm" svg:y1="8.636cm" svg:x2="25.9cm" svg:y2="10.414cm">
          <text:p/>
        </draw:line>
        <draw:line draw:style-name="gr4" draw:text-style-name="P2" draw:layer="layout" svg:x1="13.462cm" svg:y1="11.938cm" svg:x2="14.986cm" svg:y2="13.462cm">
          <text:p/>
        </draw:lin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09:07:58.816419307</meta:creation-date>
    <dc:date>2020-12-07T01:18:41.649662002</dc:date>
    <meta:editing-duration>PT12M1S</meta:editing-duration>
    <meta:editing-cycles>3</meta:editing-cycles>
    <meta:generator>LibreOffice/6.4.6.2$Linux_X86_64 LibreOffice_project/40$Build-2</meta:generator>
    <meta:document-statistic meta:object-count="68"/>
  </office:meta>
</office:document-meta>
</file>